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6ac4"/>
    </style:style>
    <style:style style:name="P2" style:family="paragraph" style:parent-style-name="Standard" style:list-style-name="L1">
      <style:text-properties officeooo:paragraph-rsid="000fab0e"/>
    </style:style>
    <style:style style:name="P3" style:family="paragraph" style:parent-style-name="Standard" style:list-style-name="L1">
      <style:text-properties officeooo:paragraph-rsid="001498b4"/>
    </style:style>
    <style:style style:name="P4" style:family="paragraph" style:parent-style-name="Standard" style:list-style-name="L1">
      <style:text-properties officeooo:rsid="0011827a" officeooo:paragraph-rsid="0011827a"/>
    </style:style>
    <style:style style:name="P5" style:family="paragraph" style:parent-style-name="Standard" style:list-style-name="L1">
      <style:text-properties officeooo:rsid="0012f961" officeooo:paragraph-rsid="0012f961"/>
    </style:style>
    <style:style style:name="P6" style:family="paragraph" style:parent-style-name="Standard" style:list-style-name="L1">
      <style:text-properties officeooo:rsid="001498b4" officeooo:paragraph-rsid="001498b4"/>
    </style:style>
    <style:style style:name="P7" style:family="paragraph" style:parent-style-name="Standard" style:list-style-name="L1">
      <style:text-properties officeooo:rsid="0016922d" officeooo:paragraph-rsid="0016922d"/>
    </style:style>
    <style:style style:name="P8" style:family="paragraph" style:parent-style-name="Standard" style:list-style-name="L1">
      <style:text-properties fo:color="#ff6600" fo:font-weight="bold" officeooo:rsid="0016922d" officeooo:paragraph-rsid="0016922d" style:font-weight-asian="bold" style:font-weight-complex="bold"/>
    </style:style>
    <style:style style:name="P9" style:family="paragraph" style:parent-style-name="Standard" style:list-style-name="L1">
      <style:text-properties fo:color="#ff6600" fo:font-weight="bold" officeooo:rsid="0016922d" officeooo:paragraph-rsid="00193083" style:font-weight-asian="bold" style:font-weight-complex="bold"/>
    </style:style>
    <style:style style:name="P10" style:family="paragraph" style:parent-style-name="Standard" style:list-style-name="L1">
      <style:text-properties fo:color="#ff6600" fo:font-weight="bold" officeooo:rsid="001878e8" officeooo:paragraph-rsid="00193083" style:font-weight-asian="bold" style:font-weight-complex="bold"/>
    </style:style>
    <style:style style:name="P11" style:family="paragraph" style:parent-style-name="Standard" style:list-style-name="L1">
      <style:text-properties officeooo:rsid="00179cfa" officeooo:paragraph-rsid="00179cfa"/>
    </style:style>
    <style:style style:name="P12" style:family="paragraph" style:parent-style-name="Standard" style:list-style-name="L1">
      <style:text-properties officeooo:rsid="001878e8" officeooo:paragraph-rsid="001878e8"/>
    </style:style>
    <style:style style:name="P13" style:family="paragraph" style:parent-style-name="Standard" style:list-style-name="L1">
      <style:text-properties officeooo:rsid="00193083" officeooo:paragraph-rsid="00193083"/>
    </style:style>
    <style:style style:name="T1" style:family="text">
      <style:text-properties officeooo:rsid="000f6ac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ab0e" style:font-weight-asian="normal" style:font-weight-complex="normal"/>
    </style:style>
    <style:style style:name="T4" style:family="text">
      <style:text-properties fo:font-weight="normal" officeooo:rsid="0012f961" style:font-weight-asian="normal" style:font-weight-complex="normal"/>
    </style:style>
    <style:style style:name="T5" style:family="text">
      <style:text-properties fo:font-weight="normal" officeooo:rsid="001498b4" style:font-weight-asian="normal" style:font-weight-complex="normal"/>
    </style:style>
    <style:style style:name="T6" style:family="text">
      <style:text-properties fo:font-weight="normal" officeooo:rsid="00193083" style:font-weight-asian="normal" style:font-weight-complex="normal"/>
    </style:style>
    <style:style style:name="T7" style:family="text">
      <style:text-properties fo:color="#ff6600" fo:font-weight="bold" style:font-weight-asian="bold" style:font-weight-complex="bold"/>
    </style:style>
    <style:style style:name="T8" style:family="text">
      <style:text-properties fo:color="#ff6600" fo:font-weight="bold" officeooo:rsid="0012f961" style:font-weight-asian="bold" style:font-weight-complex="bold"/>
    </style:style>
    <style:style style:name="T9" style:family="text">
      <style:text-properties fo:color="#ff6600" fo:font-weight="bold" officeooo:rsid="001498b4" style:font-weight-asian="bold" style:font-weight-complex="bold"/>
    </style:style>
    <style:style style:name="T10" style:family="text">
      <style:text-properties officeooo:rsid="00149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06163331039789197" text:style-name="L1">
        <text:list-item>
          <text:p text:style-name="P1"><text:span text:style-name="T1">编译GMP：</text:span>GNU Multiple Precision Arithmetic Library（多重精度运算库）</text:p>
          <text:list>
            <text:list-item>
              <text:p text:style-name="P4">tar -xvf <text:s/>gmp-4.3.2.tar</text:p>
            </text:list-item>
            <text:list-item>
              <text:p text:style-name="P4">cd <text:s/>gmp-4.3.2</text:p>
            </text:list-item>
            <text:list-item>
              <text:p text:style-name="P4">./configure –prefix=<text:span text:style-name="T10">$INSTALL-PATH/</text:span>gmp-install <text:span text:style-name="T7">CC=gcc CXX=g++</text:span></text:p>
            </text:list-item>
            <text:list-item>
              <text:p text:style-name="P4">make</text:p>
            </text:list-item>
            <text:list-item>
              <text:p text:style-name="P4">make check</text:p>
            </text:list-item>
            <text:list-item>
              <text:p text:style-name="P4">make install</text:p>
            </text:list-item>
          </text:list>
        </text:list-item>
        <text:list-item>
          <text:p text:style-name="P2">编译<text:span text:style-name="T1">MPFR：</text:span><text:span text:style-name="T2">Multiple Precision Floating-Point Reliably Library（多重精度浮点运算库）</text:span></text:p>
          <text:list>
            <text:list-item>
              <text:p text:style-name="P5"><text:span text:style-name="T2">tar -xvf mpfr-2.4.2.tar</text:span></text:p>
            </text:list-item>
            <text:list-item>
              <text:p text:style-name="P5"><text:span text:style-name="T2">cd mpfr-2.4.2</text:span></text:p>
            </text:list-item>
            <text:list-item>
              <text:p text:style-name="P3"><text:span text:style-name="T4">./configure –prefix=</text:span><text:span text:style-name="T5">$INSTALL-PATH/</text:span><text:span text:style-name="T4">mpfr-install </text:span><text:span text:style-name="T8">–</text:span><text:span text:style-name="T7">with-gmp-include</text:span><text:span text:style-name="T2">=</text:span><text:span text:style-name="T5">$INSTALL-PATH/</text:span><text:span text:style-name="T4">gmp-install/include </text:span><text:span text:style-name="T8">–with-gmp-lib</text:span><text:span text:style-name="T4">=</text:span><text:span text:style-name="T5">$INSTALL-PATH/</text:span><text:span text:style-name="T4">gmp-install/lib </text:span><text:span text:style-name="T5">CC=gcc CXX=g++</text:span></text:p>
            </text:list-item>
            <text:list-item>
              <text:p text:style-name="P5"><text:span text:style-name="T2">make</text:span></text:p>
            </text:list-item>
            <text:list-item>
              <text:p text:style-name="P5"><text:span text:style-name="T2">make check</text:span></text:p>
            </text:list-item>
            <text:list-item>
              <text:p text:style-name="P5"><text:span text:style-name="T2">make install</text:span></text:p>
            </text:list-item>
          </text:list>
        </text:list-item>
        <text:list-item>
          <text:p text:style-name="P2"><text:span text:style-name="T2">编译</text:span><text:span text:style-name="T3">MPC： Multiple Precision Complex floating-point library（多重精度复数浮点运算库）</text:span></text:p>
          <text:list>
            <text:list-item>
              <text:p text:style-name="P6"><text:span text:style-name="T3">t</text:span><text:span text:style-name="T2">ar -zxvf mpc-0.8.1.tar.gz</text:span></text:p>
            </text:list-item>
            <text:list-item>
              <text:p text:style-name="P6"><text:span text:style-name="T2">cd mpc-0.8.1</text:span></text:p>
            </text:list-item>
            <text:list-item>
              <text:p text:style-name="P6"><text:span text:style-name="T2">./configure –prefix=$INSTALL-PATH/mpc-install </text:span><text:span text:style-name="T8">–</text:span><text:span text:style-name="T7">with-gmp-include</text:span><text:span text:style-name="T2">=$INSTALL-PATH/</text:span><text:span text:style-name="T4">gmp-install/include </text:span><text:span text:style-name="T8">–with-gmp-lib</text:span><text:span text:style-name="T4">=</text:span><text:span text:style-name="T2">$INSTALL-PATH/</text:span><text:span text:style-name="T4">gmp-install/lib –</text:span><text:span text:style-name="T2">with-mpfr=$INSTALL-PATH/mpfr-install CC=gcc CXX=g++</text:span></text:p>
            </text:list-item>
            <text:list-item>
              <text:p text:style-name="P6"><text:span text:style-name="T2">make</text:span></text:p>
            </text:list-item>
            <text:list-item>
              <text:p text:style-name="P6"><text:span text:style-name="T2">make check</text:span></text:p>
            </text:list-item>
            <text:list-item>
              <text:p text:style-name="P6"><text:span text:style-name="T2">make install</text:span></text:p>
            </text:list-item>
          </text:list>
        </text:list-item>
        <text:list-item>
          <text:p text:style-name="P2"><text:span text:style-name="T3">编译GCC：</text:span></text:p>
          <text:list>
            <text:list-item>
              <text:p text:style-name="P7"><text:span text:style-name="T3">t</text:span><text:span text:style-name="T2">ar -xvf gcc-4.8.5.tar</text:span></text:p>
            </text:list-item>
            <text:list-item>
              <text:p text:style-name="P7"><text:span text:style-name="T2">cd gcc-4.8.5</text:span></text:p>
            </text:list-item>
            <text:list-item>
              <text:p text:style-name="P7"><text:span text:style-name="T2">./configure –prefix=</text:span><text:span text:style-name="T5">$INSTALL-PATH/</text:span><text:span text:style-name="T2">gcc-install </text:span><text:span text:style-name="T8">–</text:span><text:span text:style-name="T9">with-gmp-include</text:span><text:span text:style-name="T5">=$INSTALL-PATH/</text:span><text:span text:style-name="T4">gmp-install/include </text:span><text:span text:style-name="T8">–with-gmp-lib</text:span><text:span text:style-name="T4">=</text:span><text:span text:style-name="T5">$INSTALL-PATH/</text:span><text:span text:style-name="T4">gmp-install/lib –</text:span><text:span text:style-name="T5">with-mpfr=$INSTALL-PATH/mpfr-install </text:span><text:span text:style-name="T4">–</text:span><text:span text:style-name="T5">with-</text:span><text:span text:style-name="T2">mpc</text:span><text:span text:style-name="T5">=$INSTALL-PATH/</text:span><text:span text:style-name="T2">mpc-</text:span><text:span text:style-name="T5">install CC=gcc CXX=g++</text:span></text:p>
            </text:list-item>
            <text:list-item>
              <text:p text:style-name="P8"><text:span text:style-name="T10">export LD_LIBRARY_PATH=$INSTALL-PATH/mpfr-install/lib:$INSTALL-PATH/mpc-install/lib:$INSTALL-PATH/gmp-install/lib:$LD_LIBRARY_PATH</text:span></text:p>
            </text:list-item>
            <text:list-item>
              <text:p text:style-name="P7"><text:span text:style-name="T5">m</text:span><text:span text:style-name="T2">ake</text:span></text:p>
            </text:list-item>
            <text:list-item>
              <text:p text:style-name="P7"><text:span text:style-name="T2">make install</text:span></text:p>
            </text:list-item>
          </text:list>
        </text:list-item>
        <text:list-item>
          <text:p text:style-name="P2"><text:span text:style-name="T3">编译OpenMpi</text:span></text:p>
          <text:list>
            <text:list-item>
              <text:p text:style-name="P11"><text:span text:style-name="T3">t</text:span><text:span text:style-name="T2">ar -zxvf openmpi-1.6.5.tar.gz</text:span></text:p>
            </text:list-item>
            <text:list-item>
              <text:p text:style-name="P11"><text:span text:style-name="T2">cd openmpi-1.6.5</text:span></text:p>
            </text:list-item>
            <text:list-item>
              <text:p text:style-name="P11"><text:span text:style-name="T2">./configure –prefix=</text:span><text:span text:style-name="T5">$INSTALL-PATH/</text:span><text:span text:style-name="T2">openmpi-install FC=gfortran F77=gfortran</text:span></text:p>
            </text:list-item>
            <text:list-item>
              <text:p text:style-name="P12"><text:span text:style-name="T2">export PATH=</text:span><text:span text:style-name="T5">$INSTALL-PATH/</text:span><text:span text:style-name="T2">/gcc-install/bin:$PATH</text:span></text:p>
            </text:list-item>
            <text:list-item>
              <text:p text:style-name="P12"><text:span text:style-name="T2">make</text:span></text:p>
            </text:list-item>
            <text:list-item>
              <text:p text:style-name="P12"><text:span text:style-name="T2">make install</text:span></text:p>
            </text:list-item>
          </text:list>
        </text:list-item>
        <text:list-item>
          <text:p text:style-name="P13"><text:span text:style-name="T2">使用mpif90_gcc4.8.5</text:span></text:p>
          <text:list>
            <text:list-item>
              <text:p text:style-name="P9"><text:span text:style-name="T5">export LD_LIBRARY_PATH=$INSTALL-PATH/</text:span><text:span text:style-name="T6">gcc-install/lib64</text:span><text:span text:style-name="T5">:$INSTALL-PATH/</text:span><text:span text:style-name="T6">openmpi-install/lib:</text:span><text:span text:style-name="T5">$LD_LIBRARY_PATH</text:span></text:p>
            </text:list-item>
            <text:list-item>
              <text:p text:style-name="P10"><text:span text:style-name="T5">export PATH=$INSTALL-PATH//gcc-install/bin:$PAT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AR PL UMing CN" style:font-family-complex="'AR PL UMing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40:12.044072210</meta:creation-date>
    <dc:date>2016-09-02T17:38:19.584095289</dc:date>
    <meta:editing-duration>PT1H26M14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8" meta:word-count="191" meta:character-count="1609" meta:non-whitespace-character-count="1543"/>
  </office:meta>
</office:document-meta>
</file>